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6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wikimedia_commons_emotions" table:style-name="ta1">
        <table:shapes>
          <draw:frame draw:z-index="0" draw:style-name="gr1" draw:text-style-name="P1" svg:width="6.6992in" svg:height="3.6563in" svg:x="4.885in" svg:y="2.085in">
            <draw:object draw:notify-on-update-of-ranges="results_wikimedia_commons_emotions.A1:results_wikimedia_commons_emotions.A1 results_wikimedia_commons_emotions.B1:results_wikimedia_commons_emotions.I1 results_wikimedia_commons_emotions.A2:results_wikimedia_commons_emotions.A2 results_wikimedia_commons_emotions.B2:results_wikimedia_commons_emotions.I2 results_wikimedia_commons_emotions.A3:results_wikimedia_commons_emotions.A3 results_wikimedia_commons_emotions.B3:results_wikimedia_commons_emotions.I3 results_wikimedia_commons_emotions.A4:results_wikimedia_commons_emotions.A4 results_wikimedia_commons_emotions.B4:results_wikimedia_commons_emotions.I4 results_wikimedia_commons_emotions.A5:results_wikimedia_commons_emotions.A5 results_wikimedia_commons_emotions.B5:results_wikimedia_commons_emotions.I5 results_wikimedia_commons_emotions.A6:results_wikimedia_commons_emotions.A6 results_wikimedia_commons_emotions.B6:results_wikimedia_commons_emotions.I6 results_wikimedia_commons_emotions.A7:results_wikimedia_commons_emotions.A7 results_wikimedia_commons_emotions.B7:results_wikimedia_commons_emotions.I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Neutral</text:p>
          </table:table-cell>
          <table:table-cell table:style-name="ce1" office:value-type="string" calcext:value-type="string">
            <text:p>Overall</text:p>
          </table:table-cell>
        </table:table-row>
        <table:table-row table:style-name="ro1">
          <table:table-cell office:value-type="string" calcext:value-type="string">
            <text:p>SimCLR_FFHQ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string" calcext:value-type="string">
            <text:p>Swav-ImageNet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string" calcext:value-type="string">
            <text:p>SimSiam_FFHQ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0.404761904761905" calcext:value-type="float">
            <text:p>0.404761904761905</text:p>
          </table:table-cell>
        </table:table-row>
        <table:table-row table:style-name="ro1">
          <table:table-cell office:value-type="string" calcext:value-type="string">
            <text:p>fromscratch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0.0833333333333333" calcext:value-type="float">
            <text:p>0.0833333333333333</text:p>
          </table:table-cell>
          <table:table-cell table:number-columns-repeated="2" office:value-type="float" office:value="0.333333333333333" calcext:value-type="float">
            <text:p>0.333333333333333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0.214285714285714" calcext:value-type="float">
            <text:p>0.214285714285714</text:p>
          </table:table-cell>
        </table:table-row>
        <table:table-row table:style-name="ro1">
          <table:table-cell office:value-type="string" calcext:value-type="string">
            <text:p>Supervised-ImageNet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string" calcext:value-type="string">
            <text:p>SimCLR-ImageNet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416666666666667" calcext:value-type="float">
            <text:p>0.416666666666667</text:p>
          </table:table-cell>
        </table:table-row>
      </table:table>
      <table:table table:name="Sheet2" table:style-name="ta1">
        <table:shapes>
          <draw:frame draw:z-index="0" draw:style-name="gr1" draw:text-style-name="P1" svg:width="6.6992in" svg:height="3.6563in" svg:x="4.885in" svg:y="2.085in">
            <draw:object draw:notify-on-update-of-ranges="Sheet2.A1:Sheet2.A1 Sheet2.B1:Sheet2.B1 Sheet2.A2:Sheet2.A2 Sheet2.B2:Sheet2.B2 Sheet2.A3:Sheet2.A3 Sheet2.B3:Sheet2.B3 Sheet2.A4:Sheet2.A4 Sheet2.B4:Sheet2.B4 Sheet2.A5:Sheet2.A5 Sheet2.B5:Sheet2.B5 Sheet2.A6:Sheet2.A6 Sheet2.B6:Sheet2.B6 Sheet2.A7:Sheet2.A7 Sheet2.B7:Sheet2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>
            <text:p>Over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CLR_FFHQ</text:p>
          </table:table-cell>
          <table:table-cell office:value-type="float" office:value="0.476190476190476" calcext:value-type="float">
            <text:p>0.476190476190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av-ImageNet</text:p>
          </table:table-cell>
          <table:table-cell office:value-type="float" office:value="0.416666666666667" calcext:value-type="float">
            <text:p>0.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Siam_FFHQ</text:p>
          </table:table-cell>
          <table:table-cell office:value-type="float" office:value="0.404761904761905" calcext:value-type="float">
            <text:p>0.404761904761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omscratch</text:p>
          </table:table-cell>
          <table:table-cell office:value-type="float" office:value="0.214285714285714" calcext:value-type="float">
            <text:p>0.2142857142857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ervised-ImageNet</text:p>
          </table:table-cell>
          <table:table-cell office:value-type="float" office:value="0.416666666666667" calcext:value-type="float">
            <text:p>0.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CLR-ImageNet</text:p>
          </table:table-cell>
          <table:table-cell office:value-type="float" office:value="0.416666666666667" calcext:value-type="float">
            <text:p>0.41666666666666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3:57:04.30675153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0T10:44:46.918777931</dc:date>
    <dc:creator>Benoit Brummer</dc:creator>
    <meta:editing-duration>PT19H8M3S</meta:editing-duration>
    <meta:editing-cycles>3</meta:editing-cycles>
    <meta:generator>LibreOffice/7.2.0.4$Linux_X86_64 LibreOffice_project/20$Build-4</meta:generator>
    <meta:document-statistic meta:table-count="2" meta:cell-count="7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50938a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b85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6e905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17cm" svg:height="9.288cm" xlink:href=".." xlink:type="simple" chart:class="chart:bar" chart:style-name="ch1">
        <chart:legend chart:legend-position="end" svg:x="13.135cm" svg:y="3.259cm" style:legend-expansion="custom" svg:width="3.774cm" svg:height="2.976cm" style:legend-expansion-aspect-ratio="1.26814516129032" chart:style-name="ch2"/>
        <chart:plot-area chart:style-name="ch3" table:cell-range-address="results_wikimedia_commons_emotions.A1:results_wikimedia_commons_emotions.I7" chart:data-source-has-labels="both" svg:x="0.381cm" svg:y="-0.018cm" svg:width="12.473cm" svg:height="9.345cm">
          <chart:coordinate-region svg:x="1.108cm" svg:y="0.181cm" svg:width="11.746cm" svg:height="7.474cm"/>
          <chart:axis chart:dimension="x" chart:name="primary-x" chart:style-name="ch4" chartooo:axis-type="auto">
            <chartooo:date-scale/>
            <chart:categories table:cell-range-address="results_wikimedia_commons_emotions.B1:results_wikimedia_commons_emotions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wikimedia_commons_emotions.B2:results_wikimedia_commons_emotions.I2" chart:label-cell-address="results_wikimedia_commons_emotions.A2:results_wikimedia_commons_emotions.A2" chart:class="chart:bar">
            <chart:data-point chart:repeated="8"/>
          </chart:series>
          <chart:series chart:style-name="ch8" chart:values-cell-range-address="results_wikimedia_commons_emotions.B3:results_wikimedia_commons_emotions.I3" chart:label-cell-address="results_wikimedia_commons_emotions.A3:results_wikimedia_commons_emotions.A3" chart:class="chart:bar">
            <chart:data-point chart:repeated="8"/>
          </chart:series>
          <chart:series chart:style-name="ch9" chart:values-cell-range-address="results_wikimedia_commons_emotions.B4:results_wikimedia_commons_emotions.I4" chart:label-cell-address="results_wikimedia_commons_emotions.A4:results_wikimedia_commons_emotions.A4" chart:class="chart:bar">
            <chart:data-point chart:repeated="8"/>
          </chart:series>
          <chart:series chart:style-name="ch10" chart:values-cell-range-address="results_wikimedia_commons_emotions.B5:results_wikimedia_commons_emotions.I5" chart:label-cell-address="results_wikimedia_commons_emotions.A5:results_wikimedia_commons_emotions.A5" chart:class="chart:bar">
            <chart:data-point chart:repeated="8"/>
          </chart:series>
          <chart:series chart:style-name="ch11" chart:values-cell-range-address="results_wikimedia_commons_emotions.B6:results_wikimedia_commons_emotions.I6" chart:label-cell-address="results_wikimedia_commons_emotions.A6:results_wikimedia_commons_emotions.A6" chart:class="chart:bar">
            <chart:data-point chart:repeated="8"/>
          </chart:series>
          <chart:series chart:style-name="ch12" chart:values-cell-range-address="results_wikimedia_commons_emotions.B7:results_wikimedia_commons_emotions.I7" chart:label-cell-address="results_wikimedia_commons_emotions.A7:results_wikimedia_commons_emotions.A7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rprise</text:p>
                <draw:g>
                  <svg:desc>results_wikimedia_commons_emotions.B1:results_wikimedia_commons_emotions.I1</svg:desc>
                </draw:g>
              </table:table-cell>
              <table:table-cell office:value-type="string">
                <text:p>Fear</text:p>
              </table:table-cell>
              <table:table-cell office:value-type="string">
                <text:p>Disgust</text:p>
              </table:table-cell>
              <table:table-cell office:value-type="string">
                <text:p>Happiness</text:p>
              </table:table-cell>
              <table:table-cell office:value-type="string">
                <text:p>Sadness</text:p>
              </table:table-cell>
              <table:table-cell office:value-type="string">
                <text:p>Anger</text:p>
              </table:table-cell>
              <table:table-cell office:value-type="string">
                <text:p>Neutral</text:p>
              </table:table-cell>
              <table:table-cell office:value-type="string">
                <text:p>Overall</text:p>
              </table:table-cell>
            </table:table-row>
          </table:table-header-rows>
          <table:table-rows>
            <table:table-row>
              <table:table-cell office:value-type="string">
                <text:p>SimCLR_FFHQ</text:p>
                <draw:g>
                  <svg:desc>results_wikimedia_commons_emotions.A2:results_wikimedia_commons_emotions.A2</svg:desc>
                </draw:g>
              </table:table-cell>
              <table:table-cell office:value-type="float" office:value="0.916666666666667">
                <text:p>0.916666666666667</text:p>
                <draw:g>
                  <svg:desc>results_wikimedia_commons_emotions.B2:results_wikimedia_commons_emotions.I2</svg:desc>
                </draw:g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Swav-ImageNet</text:p>
                <draw:g>
                  <svg:desc>results_wikimedia_commons_emotions.A3:results_wikimedia_commons_emotions.A3</svg:desc>
                </draw:g>
              </table:table-cell>
              <table:table-cell office:value-type="float" office:value="0.666666666666667">
                <text:p>0.666666666666667</text:p>
                <draw:g>
                  <svg:desc>results_wikimedia_commons_emotions.B3:results_wikimedia_commons_emotions.I3</svg:desc>
                </draw:g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SimSiam_FFHQ</text:p>
                <draw:g>
                  <svg:desc>results_wikimedia_commons_emotions.A4:results_wikimedia_commons_emotions.A4</svg:desc>
                </draw:g>
              </table:table-cell>
              <table:table-cell office:value-type="float" office:value="0.75">
                <text:p>0.75</text:p>
                <draw:g>
                  <svg:desc>results_wikimedia_commons_emotions.B4:results_wikimedia_commons_emotions.I4</svg:desc>
                </draw:g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404761904761905">
                <text:p>0.404761904761905</text:p>
              </table:table-cell>
            </table:table-row>
            <table:table-row>
              <table:table-cell office:value-type="string">
                <text:p>fromscratch</text:p>
                <draw:g>
                  <svg:desc>results_wikimedia_commons_emotions.A5:results_wikimedia_commons_emotions.A5</svg:desc>
                </draw:g>
              </table:table-cell>
              <table:table-cell office:value-type="float" office:value="0.25">
                <text:p>0.25</text:p>
                <draw:g>
                  <svg:desc>results_wikimedia_commons_emotions.B5:results_wikimedia_commons_emotions.I5</svg:desc>
                </draw:g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Supervised-ImageNet</text:p>
                <draw:g>
                  <svg:desc>results_wikimedia_commons_emotions.A6:results_wikimedia_commons_emotions.A6</svg:desc>
                </draw:g>
              </table:table-cell>
              <table:table-cell office:value-type="float" office:value="0.583333333333333">
                <text:p>0.583333333333333</text:p>
                <draw:g>
                  <svg:desc>results_wikimedia_commons_emotions.B6:results_wikimedia_commons_emotions.I6</svg:desc>
                </draw:g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SimCLR-ImageNet</text:p>
                <draw:g>
                  <svg:desc>results_wikimedia_commons_emotions.A7:results_wikimedia_commons_emotions.A7</svg:desc>
                </draw:g>
              </table:table-cell>
              <table:table-cell office:value-type="float" office:value="0.666666666666667">
                <text:p>0.666666666666667</text:p>
                <draw:g>
                  <svg:desc>results_wikimedia_commons_emotions.B7:results_wikimedia_commons_emotions.I7</svg:desc>
                </draw:g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">
                <text:p>0</text:p>
              </table:table-cell>
              <table:table-cell office:value-type="float" office:value="0.416666666666667">
                <text:p>0.41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50938a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b85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e6e905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17cm" svg:height="9.288cm" xlink:href=".." xlink:type="simple" chart:class="chart:bar" chart:style-name="ch1">
        <chart:legend chart:legend-position="end" svg:x="13.135cm" svg:y="3.259cm" style:legend-expansion="custom" svg:width="3.774cm" svg:height="2.976cm" style:legend-expansion-aspect-ratio="1.26814516129032" chart:style-name="ch2"/>
        <chart:plot-area chart:style-name="ch3" table:cell-range-address="Sheet2.A1:Sheet2.B7" chart:data-source-has-labels="both" svg:x="0.196cm" svg:y="-0.018cm" svg:width="12.658cm" svg:height="8.32cm">
          <chart:coordinate-region svg:x="1.108cm" svg:y="0.181cm" svg:width="11.746cm" svg:height="7.474cm"/>
          <chart:axis chart:dimension="x" chart:name="primary-x" chart:style-name="ch4" chartooo:axis-type="auto">
            <chartooo:date-scale/>
            <chart:categories table:cell-range-address="Sheet2.B1:Sheet2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" chart:label-cell-address="Sheet2.A2:Sheet2.A2" chart:class="chart:bar">
            <chart:data-point/>
          </chart:series>
          <chart:series chart:style-name="ch8" chart:values-cell-range-address="Sheet2.B3:Sheet2.B3" chart:label-cell-address="Sheet2.A3:Sheet2.A3" chart:class="chart:bar">
            <chart:data-point/>
          </chart:series>
          <chart:series chart:style-name="ch9" chart:values-cell-range-address="Sheet2.B4:Sheet2.B4" chart:label-cell-address="Sheet2.A4:Sheet2.A4" chart:class="chart:bar">
            <chart:data-point/>
          </chart:series>
          <chart:series chart:style-name="ch10" chart:values-cell-range-address="Sheet2.B5:Sheet2.B5" chart:label-cell-address="Sheet2.A5:Sheet2.A5" chart:class="chart:bar">
            <chart:data-point/>
          </chart:series>
          <chart:series chart:style-name="ch11" chart:values-cell-range-address="Sheet2.B6:Sheet2.B6" chart:label-cell-address="Sheet2.A6:Sheet2.A6" chart:class="chart:bar">
            <chart:data-point/>
          </chart:series>
          <chart:series chart:style-name="ch12" chart:values-cell-range-address="Sheet2.B7:Sheet2.B7" chart:label-cell-address="Sheet2.A7:Sheet2.A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CLR_FFHQ</text:p>
                <draw:g>
                  <svg:desc>Sheet2.A2:Sheet2.A2</svg:desc>
                </draw:g>
              </table:table-cell>
              <table:table-cell office:value-type="float" office:value="0.476190476190476">
                <text:p>0.476190476190476</text:p>
                <draw:g>
                  <svg:desc>Sheet2.B2:Sheet2.B2</svg:desc>
                </draw:g>
              </table:table-cell>
            </table:table-row>
            <table:table-row>
              <table:table-cell office:value-type="string">
                <text:p>Swav-ImageNet</text:p>
                <draw:g>
                  <svg:desc>Sheet2.A3:Sheet2.A3</svg:desc>
                </draw:g>
              </table:table-cell>
              <table:table-cell office:value-type="float" office:value="0.416666666666667">
                <text:p>0.416666666666667</text:p>
                <draw:g>
                  <svg:desc>Sheet2.B3:Sheet2.B3</svg:desc>
                </draw:g>
              </table:table-cell>
            </table:table-row>
            <table:table-row>
              <table:table-cell office:value-type="string">
                <text:p>SimSiam_FFHQ</text:p>
                <draw:g>
                  <svg:desc>Sheet2.A4:Sheet2.A4</svg:desc>
                </draw:g>
              </table:table-cell>
              <table:table-cell office:value-type="float" office:value="0.404761904761905">
                <text:p>0.404761904761905</text:p>
                <draw:g>
                  <svg:desc>Sheet2.B4:Sheet2.B4</svg:desc>
                </draw:g>
              </table:table-cell>
            </table:table-row>
            <table:table-row>
              <table:table-cell office:value-type="string">
                <text:p>fromscratch</text:p>
                <draw:g>
                  <svg:desc>Sheet2.A5:Sheet2.A5</svg:desc>
                </draw:g>
              </table:table-cell>
              <table:table-cell office:value-type="float" office:value="0.214285714285714">
                <text:p>0.214285714285714</text:p>
                <draw:g>
                  <svg:desc>Sheet2.B5:Sheet2.B5</svg:desc>
                </draw:g>
              </table:table-cell>
            </table:table-row>
            <table:table-row>
              <table:table-cell office:value-type="string">
                <text:p>Supervised-ImageNet</text:p>
                <draw:g>
                  <svg:desc>Sheet2.A6:Sheet2.A6</svg:desc>
                </draw:g>
              </table:table-cell>
              <table:table-cell office:value-type="float" office:value="0.416666666666667">
                <text:p>0.416666666666667</text:p>
                <draw:g>
                  <svg:desc>Sheet2.B6:Sheet2.B6</svg:desc>
                </draw:g>
              </table:table-cell>
            </table:table-row>
            <table:table-row>
              <table:table-cell office:value-type="string">
                <text:p>SimCLR-ImageNet</text:p>
                <draw:g>
                  <svg:desc>Sheet2.A7:Sheet2.A7</svg:desc>
                </draw:g>
              </table:table-cell>
              <table:table-cell office:value-type="float" office:value="0.416666666666667">
                <text:p>0.416666666666667</text:p>
                <draw:g>
                  <svg:desc>Sheet2.B7:Sheet2.B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